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0b63" officeooo:paragraph-rsid="00160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СП</text:p>
      <text:p text:style-name="P1">Для служебного пользова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 Бородин</meta:initial-creator>
    <meta:creation-date>2020-11-20T12:48:22.986800711</meta:creation-date>
    <dc:date>2020-11-20T12:50:09.144491705</dc:date>
    <dc:creator>Евгений  Бородин</dc:creator>
    <meta:editing-duration>PT1M47S</meta:editing-duration>
    <meta:editing-cycles>1</meta:editing-cycles>
    <meta:document-statistic meta:table-count="0" meta:image-count="0" meta:object-count="0" meta:page-count="1" meta:paragraph-count="2" meta:word-count="4" meta:character-count="29" meta:non-whitespace-character-count="27"/>
    <meta:generator>LibreOffice/5.1.6.2$Linux_X86_64 LibreOffice_project/10m0$Build-2</meta:generator>
  </office:meta>
</office:document-meta>
</file>